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8_TUrkzu10kHMIJLTkM3wmDwgdvMZxRKU0YQJw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2:45:38.577515627</meta:creation-date>
    <dc:date>2025-11-22T12:47:30.583201669</dc:date>
    <meta:editing-duration>PT1M5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